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Nepali" svg:font-family="'Lohit Nepali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2" table:style-name="ta1">
        <table:shapes>
          <draw:frame draw:z-index="0" draw:style-name="gr1" draw:text-style-name="P1" svg:width="791.29pt" svg:height="449.49pt" svg:x="612.37pt" svg:y="15.05pt">
            <loext:p draw:notify-on-update-of-ranges="data2.A8:data2.A8 data2.B8:data2.P8 data2.A9:data2.A9 data2.B9:data2.P9 data2.A10:data2.A10 data2.B10:data2.P10 data2.A11:data2.A11 data2.B11:data2.P11 data2.A12:data2.A12 data2.B12:data2.P12 data2.A13:data2.A13 data2.B13:data2.P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 round</text:p>
          </table:table-cell>
          <table:table-cell office:value-type="float" office:value="85.69" calcext:value-type="float">
            <text:p>85.69</text:p>
          </table:table-cell>
          <table:table-cell office:value-type="float" office:value="133.33" calcext:value-type="float">
            <text:p>133.33</text:p>
          </table:table-cell>
          <table:table-cell office:value-type="float" office:value="120.3" calcext:value-type="float">
            <text:p>120.3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6.45" calcext:value-type="float">
            <text:p>106.45</text:p>
          </table:table-cell>
          <table:table-cell office:value-type="float" office:value="86.18" calcext:value-type="float">
            <text:p>86.18</text:p>
          </table:table-cell>
          <table:table-cell office:value-type="float" office:value="87.91" calcext:value-type="float">
            <text:p>87.91</text:p>
          </table:table-cell>
          <table:table-cell office:value-type="float" office:value="89.6" calcext:value-type="float">
            <text:p>89.6</text:p>
          </table:table-cell>
          <table:table-cell office:value-type="float" office:value="87.94" calcext:value-type="float">
            <text:p>87.94</text:p>
          </table:table-cell>
          <table:table-cell office:value-type="float" office:value="98.24" calcext:value-type="float">
            <text:p>98.24</text:p>
          </table:table-cell>
          <table:table-cell office:value-type="float" office:value="94.82" calcext:value-type="float">
            <text:p>94.82</text:p>
          </table:table-cell>
          <table:table-cell office:value-type="float" office:value="93.1" calcext:value-type="float">
            <text:p>93.1</text:p>
          </table:table-cell>
          <table:table-cell office:value-type="float" office:value="93.18" calcext:value-type="float">
            <text:p>93.18</text:p>
          </table:table-cell>
          <table:table-cell office:value-type="float" office:value="92.41" calcext:value-type="float">
            <text:p>92.41</text:p>
          </table:table-cell>
          <table:table-cell office:value-type="float" office:value="93.04" calcext:value-type="float">
            <text:p>93.04</text:p>
          </table:table-cell>
        </table:table-row>
        <table:table-row table:style-name="ro1">
          <table:table-cell office:value-type="string" calcext:value-type="string">
            <text:p>10 rounds</text:p>
          </table:table-cell>
          <table:table-cell office:value-type="float" office:value="73.99" calcext:value-type="float">
            <text:p>73.99</text:p>
          </table:table-cell>
          <table:table-cell office:value-type="float" office:value="64.94" calcext:value-type="float">
            <text:p>64.94</text:p>
          </table:table-cell>
          <table:table-cell office:value-type="float" office:value="59.97" calcext:value-type="float">
            <text:p>59.97</text:p>
          </table:table-cell>
          <table:table-cell office:value-type="float" office:value="52.63" calcext:value-type="float">
            <text:p>52.63</text:p>
          </table:table-cell>
          <table:table-cell office:value-type="float" office:value="49.19" calcext:value-type="float">
            <text:p>49.19</text:p>
          </table:table-cell>
          <table:table-cell office:value-type="float" office:value="46.3" calcext:value-type="float">
            <text:p>46.3</text:p>
          </table:table-cell>
          <table:table-cell office:value-type="float" office:value="38.21" calcext:value-type="float">
            <text:p>38.21</text:p>
          </table:table-cell>
          <table:table-cell office:value-type="float" office:value="40.73" calcext:value-type="float">
            <text:p>40.73</text:p>
          </table:table-cell>
          <table:table-cell office:value-type="float" office:value="41.28" calcext:value-type="float">
            <text:p>41.28</text:p>
          </table:table-cell>
          <table:table-cell office:value-type="float" office:value="40.21" calcext:value-type="float">
            <text:p>40.21</text:p>
          </table:table-cell>
          <table:table-cell office:value-type="float" office:value="39.53" calcext:value-type="float">
            <text:p>39.53</text:p>
          </table:table-cell>
          <table:table-cell office:value-type="float" office:value="38.67" calcext:value-type="float">
            <text:p>38.67</text:p>
          </table:table-cell>
          <table:table-cell office:value-type="float" office:value="39.17" calcext:value-type="float">
            <text:p>39.17</text:p>
          </table:table-cell>
          <table:table-cell office:value-type="float" office:value="38.4" calcext:value-type="float">
            <text:p>38.4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string" calcext:value-type="string">
            <text:p>100 rounds</text:p>
          </table:table-cell>
          <table:table-cell office:value-type="float" office:value="66.53" calcext:value-type="float">
            <text:p>66.53</text:p>
          </table:table-cell>
          <table:table-cell office:value-type="float" office:value="57.53" calcext:value-type="float">
            <text:p>57.53</text:p>
          </table:table-cell>
          <table:table-cell office:value-type="float" office:value="40.2" calcext:value-type="float">
            <text:p>40.2</text:p>
          </table:table-cell>
          <table:table-cell office:value-type="float" office:value="40.58" calcext:value-type="float">
            <text:p>40.58</text:p>
          </table:table-cell>
          <table:table-cell office:value-type="float" office:value="37.35" calcext:value-type="float">
            <text:p>37.35</text:p>
          </table:table-cell>
          <table:table-cell office:value-type="float" office:value="34.72" calcext:value-type="float">
            <text:p>34.72</text:p>
          </table:table-cell>
          <table:table-cell office:value-type="float" office:value="28.14" calcext:value-type="float">
            <text:p>28.14</text:p>
          </table:table-cell>
          <table:table-cell office:value-type="float" office:value="31.06" calcext:value-type="float">
            <text:p>31.06</text:p>
          </table:table-cell>
          <table:table-cell office:value-type="float" office:value="27.64" calcext:value-type="float">
            <text:p>27.64</text:p>
          </table:table-cell>
          <table:table-cell office:value-type="float" office:value="30.51" calcext:value-type="float">
            <text:p>30.51</text:p>
          </table:table-cell>
          <table:table-cell office:value-type="float" office:value="30.4" calcext:value-type="float">
            <text:p>30.4</text:p>
          </table:table-cell>
          <table:table-cell office:value-type="float" office:value="29.18" calcext:value-type="float">
            <text:p>29.18</text:p>
          </table:table-cell>
          <table:table-cell office:value-type="float" office:value="28.88" calcext:value-type="float">
            <text:p>28.88</text:p>
          </table:table-cell>
          <table:table-cell office:value-type="float" office:value="28.61" calcext:value-type="float">
            <text:p>28.61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string" calcext:value-type="string">
            <text:p>1000 rounds</text:p>
          </table:table-cell>
          <table:table-cell office:value-type="float" office:value="63.37" calcext:value-type="float">
            <text:p>63.37</text:p>
          </table:table-cell>
          <table:table-cell office:value-type="float" office:value="54.26" calcext:value-type="float">
            <text:p>54.26</text:p>
          </table:table-cell>
          <table:table-cell office:value-type="float" office:value="43.91" calcext:value-type="float">
            <text:p>43.91</text:p>
          </table:table-cell>
          <table:table-cell office:value-type="float" office:value="38.76" calcext:value-type="float">
            <text:p>38.76</text:p>
          </table:table-cell>
          <table:table-cell office:value-type="float" office:value="36.09" calcext:value-type="float">
            <text:p>36.09</text:p>
          </table:table-cell>
          <table:table-cell office:value-type="float" office:value="32.57" calcext:value-type="float">
            <text:p>32.57</text:p>
          </table:table-cell>
          <table:table-cell office:value-type="float" office:value="30.56" calcext:value-type="float">
            <text:p>30.56</text:p>
          </table:table-cell>
          <table:table-cell office:value-type="float" office:value="31.69" calcext:value-type="float">
            <text:p>31.69</text:p>
          </table:table-cell>
          <table:table-cell office:value-type="float" office:value="30" calcext:value-type="float">
            <text:p>30</text:p>
          </table:table-cell>
          <table:table-cell office:value-type="float" office:value="29.52" calcext:value-type="float">
            <text:p>29.52</text:p>
          </table:table-cell>
          <table:table-cell office:value-type="float" office:value="30.41" calcext:value-type="float">
            <text:p>30.41</text:p>
          </table:table-cell>
          <table:table-cell office:value-type="float" office:value="28.86" calcext:value-type="float">
            <text:p>28.86</text:p>
          </table:table-cell>
          <table:table-cell office:value-type="float" office:value="29.8" calcext:value-type="float">
            <text:p>29.8</text:p>
          </table:table-cell>
          <table:table-cell office:value-type="float" office:value="28.69" calcext:value-type="float">
            <text:p>28.69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string" calcext:value-type="string">
            <text:p>10000 rounds</text:p>
          </table:table-cell>
          <table:table-cell office:value-type="float" office:value="57.89" calcext:value-type="float">
            <text:p>57.89</text:p>
          </table:table-cell>
          <table:table-cell office:value-type="float" office:value="56.09" calcext:value-type="float">
            <text:p>56.09</text:p>
          </table:table-cell>
          <table:table-cell office:value-type="float" office:value="43.96" calcext:value-type="float">
            <text:p>43.96</text:p>
          </table:table-cell>
          <table:table-cell office:value-type="float" office:value="36.18" calcext:value-type="float">
            <text:p>36.18</text:p>
          </table:table-cell>
          <table:table-cell office:value-type="float" office:value="36.34" calcext:value-type="float">
            <text:p>36.34</text:p>
          </table:table-cell>
          <table:table-cell office:value-type="float" office:value="34.83" calcext:value-type="float">
            <text:p>34.83</text:p>
          </table:table-cell>
          <table:table-cell office:value-type="float" office:value="31.94" calcext:value-type="float">
            <text:p>31.94</text:p>
          </table:table-cell>
          <table:table-cell office:value-type="float" office:value="30.86" calcext:value-type="float">
            <text:p>30.86</text:p>
          </table:table-cell>
          <table:table-cell office:value-type="float" office:value="30.4" calcext:value-type="float">
            <text:p>30.4</text:p>
          </table:table-cell>
          <table:table-cell office:value-type="float" office:value="31.83" calcext:value-type="float">
            <text:p>31.83</text:p>
          </table:table-cell>
          <table:table-cell office:value-type="float" office:value="27.38" calcext:value-type="float">
            <text:p>27.38</text:p>
          </table:table-cell>
          <table:table-cell office:value-type="float" office:value="28.24" calcext:value-type="float">
            <text:p>28.24</text:p>
          </table:table-cell>
          <table:table-cell office:value-type="float" office:value="29.54" calcext:value-type="float">
            <text:p>29.54</text:p>
          </table:table-cell>
          <table:table-cell office:value-type="float" office:value="29.34" calcext:value-type="float">
            <text:p>29.34</text:p>
          </table:table-cell>
          <table:table-cell office:value-type="float" office:value="30.14" calcext:value-type="float">
            <text:p>30.14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 round</text:p>
          </table:table-cell>
          <table:table-cell table:formula="of:=[.$B2]/[.B2]" office:value-type="float" office:value="1" calcext:value-type="float">
            <text:p>1</text:p>
          </table:table-cell>
          <table:table-cell table:formula="of:=[.$B2]/[.C2]" office:value-type="float" office:value="0.642691067276682" calcext:value-type="float">
            <text:p>0.6426910673</text:p>
          </table:table-cell>
          <table:table-cell table:formula="of:=[.$B2]/[.D2]" office:value-type="float" office:value="0.712302576891106" calcext:value-type="float">
            <text:p>0.7123025769</text:p>
          </table:table-cell>
          <table:table-cell table:formula="of:=[.$B2]/[.E2]" office:value-type="float" office:value="0.77815110788231" calcext:value-type="float">
            <text:p>0.7781511079</text:p>
          </table:table-cell>
          <table:table-cell table:formula="of:=[.$B2]/[.F2]" office:value-type="float" office:value="0.804978863316111" calcext:value-type="float">
            <text:p>0.8049788633</text:p>
          </table:table-cell>
          <table:table-cell table:formula="of:=[.$B2]/[.G2]" office:value-type="float" office:value="0.994314226038524" calcext:value-type="float">
            <text:p>0.994314226</text:p>
          </table:table-cell>
          <table:table-cell table:formula="of:=[.$B2]/[.H2]" office:value-type="float" office:value="0.974746900238881" calcext:value-type="float">
            <text:p>0.9747469002</text:p>
          </table:table-cell>
          <table:table-cell table:formula="of:=[.$B2]/[.I2]" office:value-type="float" office:value="0.956361607142857" calcext:value-type="float">
            <text:p>0.9563616071</text:p>
          </table:table-cell>
          <table:table-cell table:formula="of:=[.$B2]/[.J2]" office:value-type="float" office:value="0.974414373436434" calcext:value-type="float">
            <text:p>0.9744143734</text:p>
          </table:table-cell>
          <table:table-cell table:formula="of:=[.$B2]/[.K2]" office:value-type="float" office:value="0.872251628664495" calcext:value-type="float">
            <text:p>0.8722516287</text:p>
          </table:table-cell>
          <table:table-cell table:formula="of:=[.$B2]/[.L2]" office:value-type="float" office:value="0.903712296983759" calcext:value-type="float">
            <text:p>0.903712297</text:p>
          </table:table-cell>
          <table:table-cell table:formula="of:=[.$B2]/[.M2]" office:value-type="float" office:value="0.920408163265306" calcext:value-type="float">
            <text:p>0.9204081633</text:p>
          </table:table-cell>
          <table:table-cell table:formula="of:=[.$B2]/[.N2]" office:value-type="float" office:value="0.919617943764756" calcext:value-type="float">
            <text:p>0.9196179438</text:p>
          </table:table-cell>
          <table:table-cell table:formula="of:=[.$B2]/[.O2]" office:value-type="float" office:value="0.92728059733795" calcext:value-type="float">
            <text:p>0.9272805973</text:p>
          </table:table-cell>
          <table:table-cell table:formula="of:=[.$B2]/[.P2]" office:value-type="float" office:value="0.921001719690456" calcext:value-type="float">
            <text:p>0.9210017197</text:p>
          </table:table-cell>
        </table:table-row>
        <table:table-row table:style-name="ro1">
          <table:table-cell office:value-type="string" calcext:value-type="string">
            <text:p>10 rounds</text:p>
          </table:table-cell>
          <table:table-cell table:formula="of:=[.$B3]/[.B3]" office:value-type="float" office:value="1" calcext:value-type="float">
            <text:p>1</text:p>
          </table:table-cell>
          <table:table-cell table:formula="of:=[.$B3]/[.C3]" office:value-type="float" office:value="1.13935940868494" calcext:value-type="float">
            <text:p>1.1393594087</text:p>
          </table:table-cell>
          <table:table-cell table:formula="of:=[.$B3]/[.D3]" office:value-type="float" office:value="1.23378355844589" calcext:value-type="float">
            <text:p>1.2337835584</text:p>
          </table:table-cell>
          <table:table-cell table:formula="of:=[.$B3]/[.E3]" office:value-type="float" office:value="1.40585217556527" calcext:value-type="float">
            <text:p>1.4058521756</text:p>
          </table:table-cell>
          <table:table-cell table:formula="of:=[.$B3]/[.F3]" office:value-type="float" office:value="1.5041675137223" calcext:value-type="float">
            <text:p>1.5041675137</text:p>
          </table:table-cell>
          <table:table-cell table:formula="of:=[.$B3]/[.G3]" office:value-type="float" office:value="1.59805615550756" calcext:value-type="float">
            <text:p>1.5980561555</text:p>
          </table:table-cell>
          <table:table-cell table:formula="of:=[.$B3]/[.H3]" office:value-type="float" office:value="1.93640408270086" calcext:value-type="float">
            <text:p>1.9364040827</text:p>
          </table:table-cell>
          <table:table-cell table:formula="of:=[.$B3]/[.I3]" office:value-type="float" office:value="1.81659710287258" calcext:value-type="float">
            <text:p>1.8165971029</text:p>
          </table:table-cell>
          <table:table-cell table:formula="of:=[.$B3]/[.J3]" office:value-type="float" office:value="1.79239341085271" calcext:value-type="float">
            <text:p>1.7923934109</text:p>
          </table:table-cell>
          <table:table-cell table:formula="of:=[.$B3]/[.K3]" office:value-type="float" office:value="1.84008952996767" calcext:value-type="float">
            <text:p>1.84008953</text:p>
          </table:table-cell>
          <table:table-cell table:formula="of:=[.$B3]/[.L3]" office:value-type="float" office:value="1.87174298001518" calcext:value-type="float">
            <text:p>1.87174298</text:p>
          </table:table-cell>
          <table:table-cell table:formula="of:=[.$B3]/[.M3]" office:value-type="float" office:value="1.91336953710887" calcext:value-type="float">
            <text:p>1.9133695371</text:p>
          </table:table-cell>
          <table:table-cell table:formula="of:=[.$B3]/[.N3]" office:value-type="float" office:value="1.88894562164922" calcext:value-type="float">
            <text:p>1.8889456216</text:p>
          </table:table-cell>
          <table:table-cell table:formula="of:=[.$B3]/[.O3]" office:value-type="float" office:value="1.92682291666667" calcext:value-type="float">
            <text:p>1.9268229167</text:p>
          </table:table-cell>
          <table:table-cell table:formula="of:=[.$B3]/[.P3]" office:value-type="float" office:value="1.96520584329349" calcext:value-type="float">
            <text:p>1.9652058433</text:p>
          </table:table-cell>
        </table:table-row>
        <table:table-row table:style-name="ro1">
          <table:table-cell office:value-type="string" calcext:value-type="string">
            <text:p>100 rounds</text:p>
          </table:table-cell>
          <table:table-cell table:formula="of:=[.$B4]/[.B4]" office:value-type="float" office:value="1" calcext:value-type="float">
            <text:p>1</text:p>
          </table:table-cell>
          <table:table-cell table:formula="of:=[.$B4]/[.C4]" office:value-type="float" office:value="1.1564401181992" calcext:value-type="float">
            <text:p>1.1564401182</text:p>
          </table:table-cell>
          <table:table-cell table:formula="of:=[.$B4]/[.D4]" office:value-type="float" office:value="1.65497512437811" calcext:value-type="float">
            <text:p>1.6549751244</text:p>
          </table:table-cell>
          <table:table-cell table:formula="of:=[.$B4]/[.E4]" office:value-type="float" office:value="1.63947757516018" calcext:value-type="float">
            <text:p>1.6394775752</text:p>
          </table:table-cell>
          <table:table-cell table:formula="of:=[.$B4]/[.F4]" office:value-type="float" office:value="1.78125836680054" calcext:value-type="float">
            <text:p>1.7812583668</text:p>
          </table:table-cell>
          <table:table-cell table:formula="of:=[.$B4]/[.G4]" office:value-type="float" office:value="1.9161866359447" calcext:value-type="float">
            <text:p>1.9161866359</text:p>
          </table:table-cell>
          <table:table-cell table:formula="of:=[.$B4]/[.H4]" office:value-type="float" office:value="2.36425017768301" calcext:value-type="float">
            <text:p>2.3642501777</text:p>
          </table:table-cell>
          <table:table-cell table:formula="of:=[.$B4]/[.I4]" office:value-type="float" office:value="2.14198325820992" calcext:value-type="float">
            <text:p>2.1419832582</text:p>
          </table:table-cell>
          <table:table-cell table:formula="of:=[.$B4]/[.J4]" office:value-type="float" office:value="2.40701881331404" calcext:value-type="float">
            <text:p>2.4070188133</text:p>
          </table:table-cell>
          <table:table-cell table:formula="of:=[.$B4]/[.K4]" office:value-type="float" office:value="2.18059652572927" calcext:value-type="float">
            <text:p>2.1805965257</text:p>
          </table:table-cell>
          <table:table-cell table:formula="of:=[.$B4]/[.L4]" office:value-type="float" office:value="2.18848684210526" calcext:value-type="float">
            <text:p>2.1884868421</text:p>
          </table:table-cell>
          <table:table-cell table:formula="of:=[.$B4]/[.M4]" office:value-type="float" office:value="2.27998629198081" calcext:value-type="float">
            <text:p>2.279986292</text:p>
          </table:table-cell>
          <table:table-cell table:formula="of:=[.$B4]/[.N4]" office:value-type="float" office:value="2.3036703601108" calcext:value-type="float">
            <text:p>2.3036703601</text:p>
          </table:table-cell>
          <table:table-cell table:formula="of:=[.$B4]/[.O4]" office:value-type="float" office:value="2.32541069556099" calcext:value-type="float">
            <text:p>2.3254106956</text:p>
          </table:table-cell>
          <table:table-cell table:formula="of:=[.$B4]/[.P4]" office:value-type="float" office:value="2.35504424778761" calcext:value-type="float">
            <text:p>2.3550442478</text:p>
          </table:table-cell>
        </table:table-row>
        <table:table-row table:style-name="ro1">
          <table:table-cell office:value-type="string" calcext:value-type="string">
            <text:p>1000 rounds</text:p>
          </table:table-cell>
          <table:table-cell table:formula="of:=[.$B5]/[.B5]" office:value-type="float" office:value="1" calcext:value-type="float">
            <text:p>1</text:p>
          </table:table-cell>
          <table:table-cell table:formula="of:=[.$B5]/[.C5]" office:value-type="float" office:value="1.16789531883524" calcext:value-type="float">
            <text:p>1.1678953188</text:p>
          </table:table-cell>
          <table:table-cell table:formula="of:=[.$B5]/[.D5]" office:value-type="float" office:value="1.44317923024368" calcext:value-type="float">
            <text:p>1.4431792302</text:p>
          </table:table-cell>
          <table:table-cell table:formula="of:=[.$B5]/[.E5]" office:value-type="float" office:value="1.63493292053664" calcext:value-type="float">
            <text:p>1.6349329205</text:p>
          </table:table-cell>
          <table:table-cell table:formula="of:=[.$B5]/[.F5]" office:value-type="float" office:value="1.75588805763369" calcext:value-type="float">
            <text:p>1.7558880576</text:p>
          </table:table-cell>
          <table:table-cell table:formula="of:=[.$B5]/[.G5]" office:value-type="float" office:value="1.94565551120663" calcext:value-type="float">
            <text:p>1.9456555112</text:p>
          </table:table-cell>
          <table:table-cell table:formula="of:=[.$B5]/[.H5]" office:value-type="float" office:value="2.07362565445026" calcext:value-type="float">
            <text:p>2.0736256545</text:p>
          </table:table-cell>
          <table:table-cell table:formula="of:=[.$B5]/[.I5]" office:value-type="float" office:value="1.99968444304197" calcext:value-type="float">
            <text:p>1.999684443</text:p>
          </table:table-cell>
          <table:table-cell table:formula="of:=[.$B5]/[.J5]" office:value-type="float" office:value="2.11233333333333" calcext:value-type="float">
            <text:p>2.1123333333</text:p>
          </table:table-cell>
          <table:table-cell table:formula="of:=[.$B5]/[.K5]" office:value-type="float" office:value="2.14668021680217" calcext:value-type="float">
            <text:p>2.1466802168</text:p>
          </table:table-cell>
          <table:table-cell table:formula="of:=[.$B5]/[.L5]" office:value-type="float" office:value="2.08385399539625" calcext:value-type="float">
            <text:p>2.0838539954</text:p>
          </table:table-cell>
          <table:table-cell table:formula="of:=[.$B5]/[.M5]" office:value-type="float" office:value="2.1957726957727" calcext:value-type="float">
            <text:p>2.1957726958</text:p>
          </table:table-cell>
          <table:table-cell table:formula="of:=[.$B5]/[.N5]" office:value-type="float" office:value="2.12651006711409" calcext:value-type="float">
            <text:p>2.1265100671</text:p>
          </table:table-cell>
          <table:table-cell table:formula="of:=[.$B5]/[.O5]" office:value-type="float" office:value="2.20878354827466" calcext:value-type="float">
            <text:p>2.2087835483</text:p>
          </table:table-cell>
          <table:table-cell table:formula="of:=[.$B5]/[.P5]" office:value-type="float" office:value="2.22585177379698" calcext:value-type="float">
            <text:p>2.2258517738</text:p>
          </table:table-cell>
        </table:table-row>
        <table:table-row table:style-name="ro1">
          <table:table-cell office:value-type="string" calcext:value-type="string">
            <text:p>10000 rounds</text:p>
          </table:table-cell>
          <table:table-cell table:formula="of:=[.$B6]/[.B6]" office:value-type="float" office:value="1" calcext:value-type="float">
            <text:p>1</text:p>
          </table:table-cell>
          <table:table-cell table:formula="of:=[.$B6]/[.C6]" office:value-type="float" office:value="1.03209128186843" calcext:value-type="float">
            <text:p>1.0320912819</text:p>
          </table:table-cell>
          <table:table-cell table:formula="of:=[.$B6]/[.D6]" office:value-type="float" office:value="1.31687898089172" calcext:value-type="float">
            <text:p>1.3168789809</text:p>
          </table:table-cell>
          <table:table-cell table:formula="of:=[.$B6]/[.E6]" office:value-type="float" office:value="1.60005527915976" calcext:value-type="float">
            <text:p>1.6000552792</text:p>
          </table:table-cell>
          <table:table-cell table:formula="of:=[.$B6]/[.F6]" office:value-type="float" office:value="1.59301045679692" calcext:value-type="float">
            <text:p>1.5930104568</text:p>
          </table:table-cell>
          <table:table-cell table:formula="of:=[.$B6]/[.G6]" office:value-type="float" office:value="1.66207292563882" calcext:value-type="float">
            <text:p>1.6620729256</text:p>
          </table:table-cell>
          <table:table-cell table:formula="of:=[.$B6]/[.H6]" office:value-type="float" office:value="1.81246086412023" calcext:value-type="float">
            <text:p>1.8124608641</text:p>
          </table:table-cell>
          <table:table-cell table:formula="of:=[.$B6]/[.I6]" office:value-type="float" office:value="1.87589112119248" calcext:value-type="float">
            <text:p>1.8758911212</text:p>
          </table:table-cell>
          <table:table-cell table:formula="of:=[.$B6]/[.J6]" office:value-type="float" office:value="1.90427631578947" calcext:value-type="float">
            <text:p>1.9042763158</text:p>
          </table:table-cell>
          <table:table-cell table:formula="of:=[.$B6]/[.K6]" office:value-type="float" office:value="1.81872447376689" calcext:value-type="float">
            <text:p>1.8187244738</text:p>
          </table:table-cell>
          <table:table-cell table:formula="of:=[.$B6]/[.L6]" office:value-type="float" office:value="2.11431701972243" calcext:value-type="float">
            <text:p>2.1143170197</text:p>
          </table:table-cell>
          <table:table-cell table:formula="of:=[.$B6]/[.M6]" office:value-type="float" office:value="2.04992917847026" calcext:value-type="float">
            <text:p>2.0499291785</text:p>
          </table:table-cell>
          <table:table-cell table:formula="of:=[.$B6]/[.N6]" office:value-type="float" office:value="1.95971563981043" calcext:value-type="float">
            <text:p>1.9597156398</text:p>
          </table:table-cell>
          <table:table-cell table:formula="of:=[.$B6]/[.O6]" office:value-type="float" office:value="1.97307430129516" calcext:value-type="float">
            <text:p>1.9730743013</text:p>
          </table:table-cell>
          <table:table-cell table:formula="of:=[.$B6]/[.P6]" office:value-type="float" office:value="1.92070338420703" calcext:value-type="float">
            <text:p>1.9207033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Nepali" svg:font-family="'Lohit Nepali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uxi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Nepali" style:font-family-complex="'Lohit Nepal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7T09:55:38.402999679</dc:date>
    <meta:editing-duration>PT9M50S</meta:editing-duration>
    <meta:editing-cycles>2</meta:editing-cycles>
    <meta:generator>LibreOffice/5.0.3.2$Linux_X86_64 LibreOffice_project/00m0$Build-2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916cm" svg:height="15.858cm" xlink:href=".." xlink:type="simple" chart:class="chart:line" chart:style-name="ch1">
        <chart:title svg:x="10.422cm" svg:y="0.453cm" chart:style-name="ch2">
          <text:p>Speedup of parallel implementation</text:p>
        </chart:title>
        <chart:subtitle svg:x="11.85cm" svg:y="1.549cm" chart:style-name="ch3">
          <text:p>MPI - 2 thread per node</text:p>
        </chart:subtitle>
        <chart:legend chart:legend-position="end" svg:x="24.508cm" svg:y="6.634cm" style:legend-expansion="high" chart:style-name="ch4"/>
        <chart:plot-area chart:style-name="ch5" table:cell-range-address="data2.A8:data2.P13" chart:data-source-has-labels="both" svg:x="1.569cm" svg:y="2.549cm" svg:width="22.381cm" svg:height="12.011cm">
          <chartooo:coordinate-region svg:x="2.296cm" svg:y="2.748cm" svg:width="21.467cm" svg:height="11.165cm"/>
          <chart:axis chart:dimension="x" chart:name="primary-x" chart:style-name="ch6" chartooo:axis-type="auto">
            <chartooo:date-scale/>
            <chart:title svg:x="11.471cm" svg:y="14.877cm" chart:style-name="ch7">
              <text:p>number of nodes</text:p>
            </chart:title>
            <chart:categories table:cell-range-address="data2.B8:data2.P8"/>
          </chart:axis>
          <chart:axis chart:dimension="y" chart:name="primary-y" chart:style-name="ch6">
            <chart:title svg:x="0.451cm" svg:y="9.246cm" chart:style-name="ch8">
              <text:p>speedup</text:p>
            </chart:title>
            <chart:grid chart:style-name="ch9" chart:class="major"/>
          </chart:axis>
          <chart:series chart:style-name="ch10" chart:values-cell-range-address="data2.B9:data2.P9" chart:label-cell-address="data2.A9:data2.A9" chart:class="chart:line">
            <chart:data-point chart:repeated="15"/>
          </chart:series>
          <chart:series chart:style-name="ch11" chart:values-cell-range-address="data2.B10:data2.P10" chart:label-cell-address="data2.A10:data2.A10" chart:class="chart:line">
            <chart:data-point chart:repeated="15"/>
          </chart:series>
          <chart:series chart:style-name="ch12" chart:values-cell-range-address="data2.B11:data2.P11" chart:label-cell-address="data2.A11:data2.A11" chart:class="chart:line">
            <chart:data-point chart:repeated="15"/>
          </chart:series>
          <chart:series chart:style-name="ch13" chart:values-cell-range-address="data2.B12:data2.P12" chart:label-cell-address="data2.A12:data2.A12" chart:class="chart:line">
            <chart:data-point chart:repeated="15"/>
          </chart:series>
          <chart:series chart:style-name="ch14" chart:values-cell-range-address="data2.B13:data2.P13" chart:label-cell-address="data2.A13:data2.A13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data2.B8:data2.P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1 round</text:p>
                <draw:g>
                  <svg:desc>data2.A9:data2.A9</svg:desc>
                </draw:g>
              </table:table-cell>
              <table:table-cell office:value-type="float" office:value="1">
                <text:p>1</text:p>
                <draw:g>
                  <svg:desc>data2.B9:data2.P9</svg:desc>
                </draw:g>
              </table:table-cell>
              <table:table-cell office:value-type="float" office:value="0.642691067276682">
                <text:p>0.642691067276682</text:p>
              </table:table-cell>
              <table:table-cell office:value-type="float" office:value="0.712302576891106">
                <text:p>0.712302576891106</text:p>
              </table:table-cell>
              <table:table-cell office:value-type="float" office:value="0.77815110788231">
                <text:p>0.77815110788231</text:p>
              </table:table-cell>
              <table:table-cell office:value-type="float" office:value="0.804978863316111">
                <text:p>0.804978863316111</text:p>
              </table:table-cell>
              <table:table-cell office:value-type="float" office:value="0.994314226038524">
                <text:p>0.994314226038524</text:p>
              </table:table-cell>
              <table:table-cell office:value-type="float" office:value="0.974746900238881">
                <text:p>0.974746900238881</text:p>
              </table:table-cell>
              <table:table-cell office:value-type="float" office:value="0.956361607142857">
                <text:p>0.956361607142857</text:p>
              </table:table-cell>
              <table:table-cell office:value-type="float" office:value="0.974414373436434">
                <text:p>0.974414373436434</text:p>
              </table:table-cell>
              <table:table-cell office:value-type="float" office:value="0.872251628664495">
                <text:p>0.872251628664495</text:p>
              </table:table-cell>
              <table:table-cell office:value-type="float" office:value="0.903712296983759">
                <text:p>0.903712296983759</text:p>
              </table:table-cell>
              <table:table-cell office:value-type="float" office:value="0.920408163265306">
                <text:p>0.920408163265306</text:p>
              </table:table-cell>
              <table:table-cell office:value-type="float" office:value="0.919617943764756">
                <text:p>0.919617943764756</text:p>
              </table:table-cell>
              <table:table-cell office:value-type="float" office:value="0.92728059733795">
                <text:p>0.92728059733795</text:p>
              </table:table-cell>
              <table:table-cell office:value-type="float" office:value="0.921001719690456">
                <text:p>0.921001719690456</text:p>
              </table:table-cell>
            </table:table-row>
            <table:table-row>
              <table:table-cell office:value-type="string">
                <text:p>10 rounds</text:p>
                <draw:g>
                  <svg:desc>data2.A10:data2.A10</svg:desc>
                </draw:g>
              </table:table-cell>
              <table:table-cell office:value-type="float" office:value="1">
                <text:p>1</text:p>
                <draw:g>
                  <svg:desc>data2.B10:data2.P10</svg:desc>
                </draw:g>
              </table:table-cell>
              <table:table-cell office:value-type="float" office:value="1.13935940868494">
                <text:p>1.13935940868494</text:p>
              </table:table-cell>
              <table:table-cell office:value-type="float" office:value="1.23378355844589">
                <text:p>1.23378355844589</text:p>
              </table:table-cell>
              <table:table-cell office:value-type="float" office:value="1.40585217556527">
                <text:p>1.40585217556527</text:p>
              </table:table-cell>
              <table:table-cell office:value-type="float" office:value="1.5041675137223">
                <text:p>1.5041675137223</text:p>
              </table:table-cell>
              <table:table-cell office:value-type="float" office:value="1.59805615550756">
                <text:p>1.59805615550756</text:p>
              </table:table-cell>
              <table:table-cell office:value-type="float" office:value="1.93640408270086">
                <text:p>1.93640408270086</text:p>
              </table:table-cell>
              <table:table-cell office:value-type="float" office:value="1.81659710287258">
                <text:p>1.81659710287258</text:p>
              </table:table-cell>
              <table:table-cell office:value-type="float" office:value="1.79239341085271">
                <text:p>1.79239341085271</text:p>
              </table:table-cell>
              <table:table-cell office:value-type="float" office:value="1.84008952996767">
                <text:p>1.84008952996767</text:p>
              </table:table-cell>
              <table:table-cell office:value-type="float" office:value="1.87174298001518">
                <text:p>1.87174298001518</text:p>
              </table:table-cell>
              <table:table-cell office:value-type="float" office:value="1.91336953710887">
                <text:p>1.91336953710887</text:p>
              </table:table-cell>
              <table:table-cell office:value-type="float" office:value="1.88894562164922">
                <text:p>1.88894562164922</text:p>
              </table:table-cell>
              <table:table-cell office:value-type="float" office:value="1.92682291666667">
                <text:p>1.92682291666667</text:p>
              </table:table-cell>
              <table:table-cell office:value-type="float" office:value="1.96520584329349">
                <text:p>1.96520584329349</text:p>
              </table:table-cell>
            </table:table-row>
            <table:table-row>
              <table:table-cell office:value-type="string">
                <text:p>100 rounds</text:p>
                <draw:g>
                  <svg:desc>data2.A11:data2.A11</svg:desc>
                </draw:g>
              </table:table-cell>
              <table:table-cell office:value-type="float" office:value="1">
                <text:p>1</text:p>
                <draw:g>
                  <svg:desc>data2.B11:data2.P11</svg:desc>
                </draw:g>
              </table:table-cell>
              <table:table-cell office:value-type="float" office:value="1.1564401181992">
                <text:p>1.1564401181992</text:p>
              </table:table-cell>
              <table:table-cell office:value-type="float" office:value="1.65497512437811">
                <text:p>1.65497512437811</text:p>
              </table:table-cell>
              <table:table-cell office:value-type="float" office:value="1.63947757516018">
                <text:p>1.63947757516018</text:p>
              </table:table-cell>
              <table:table-cell office:value-type="float" office:value="1.78125836680054">
                <text:p>1.78125836680054</text:p>
              </table:table-cell>
              <table:table-cell office:value-type="float" office:value="1.9161866359447">
                <text:p>1.9161866359447</text:p>
              </table:table-cell>
              <table:table-cell office:value-type="float" office:value="2.36425017768301">
                <text:p>2.36425017768301</text:p>
              </table:table-cell>
              <table:table-cell office:value-type="float" office:value="2.14198325820992">
                <text:p>2.14198325820992</text:p>
              </table:table-cell>
              <table:table-cell office:value-type="float" office:value="2.40701881331404">
                <text:p>2.40701881331404</text:p>
              </table:table-cell>
              <table:table-cell office:value-type="float" office:value="2.18059652572927">
                <text:p>2.18059652572927</text:p>
              </table:table-cell>
              <table:table-cell office:value-type="float" office:value="2.18848684210526">
                <text:p>2.18848684210526</text:p>
              </table:table-cell>
              <table:table-cell office:value-type="float" office:value="2.27998629198081">
                <text:p>2.27998629198081</text:p>
              </table:table-cell>
              <table:table-cell office:value-type="float" office:value="2.3036703601108">
                <text:p>2.3036703601108</text:p>
              </table:table-cell>
              <table:table-cell office:value-type="float" office:value="2.32541069556099">
                <text:p>2.32541069556099</text:p>
              </table:table-cell>
              <table:table-cell office:value-type="float" office:value="2.35504424778761">
                <text:p>2.35504424778761</text:p>
              </table:table-cell>
            </table:table-row>
            <table:table-row>
              <table:table-cell office:value-type="string">
                <text:p>1000 rounds</text:p>
                <draw:g>
                  <svg:desc>data2.A12:data2.A12</svg:desc>
                </draw:g>
              </table:table-cell>
              <table:table-cell office:value-type="float" office:value="1">
                <text:p>1</text:p>
                <draw:g>
                  <svg:desc>data2.B12:data2.P12</svg:desc>
                </draw:g>
              </table:table-cell>
              <table:table-cell office:value-type="float" office:value="1.16789531883524">
                <text:p>1.16789531883524</text:p>
              </table:table-cell>
              <table:table-cell office:value-type="float" office:value="1.44317923024368">
                <text:p>1.44317923024368</text:p>
              </table:table-cell>
              <table:table-cell office:value-type="float" office:value="1.63493292053664">
                <text:p>1.63493292053664</text:p>
              </table:table-cell>
              <table:table-cell office:value-type="float" office:value="1.75588805763369">
                <text:p>1.75588805763369</text:p>
              </table:table-cell>
              <table:table-cell office:value-type="float" office:value="1.94565551120663">
                <text:p>1.94565551120663</text:p>
              </table:table-cell>
              <table:table-cell office:value-type="float" office:value="2.07362565445026">
                <text:p>2.07362565445026</text:p>
              </table:table-cell>
              <table:table-cell office:value-type="float" office:value="1.99968444304197">
                <text:p>1.99968444304197</text:p>
              </table:table-cell>
              <table:table-cell office:value-type="float" office:value="2.11233333333333">
                <text:p>2.11233333333333</text:p>
              </table:table-cell>
              <table:table-cell office:value-type="float" office:value="2.14668021680217">
                <text:p>2.14668021680217</text:p>
              </table:table-cell>
              <table:table-cell office:value-type="float" office:value="2.08385399539625">
                <text:p>2.08385399539625</text:p>
              </table:table-cell>
              <table:table-cell office:value-type="float" office:value="2.1957726957727">
                <text:p>2.1957726957727</text:p>
              </table:table-cell>
              <table:table-cell office:value-type="float" office:value="2.12651006711409">
                <text:p>2.12651006711409</text:p>
              </table:table-cell>
              <table:table-cell office:value-type="float" office:value="2.20878354827466">
                <text:p>2.20878354827466</text:p>
              </table:table-cell>
              <table:table-cell office:value-type="float" office:value="2.22585177379698">
                <text:p>2.22585177379698</text:p>
              </table:table-cell>
            </table:table-row>
            <table:table-row>
              <table:table-cell office:value-type="string">
                <text:p>10000 rounds</text:p>
                <draw:g>
                  <svg:desc>data2.A13:data2.A13</svg:desc>
                </draw:g>
              </table:table-cell>
              <table:table-cell office:value-type="float" office:value="1">
                <text:p>1</text:p>
                <draw:g>
                  <svg:desc>data2.B13:data2.P13</svg:desc>
                </draw:g>
              </table:table-cell>
              <table:table-cell office:value-type="float" office:value="1.03209128186843">
                <text:p>1.03209128186843</text:p>
              </table:table-cell>
              <table:table-cell office:value-type="float" office:value="1.31687898089172">
                <text:p>1.31687898089172</text:p>
              </table:table-cell>
              <table:table-cell office:value-type="float" office:value="1.60005527915976">
                <text:p>1.60005527915976</text:p>
              </table:table-cell>
              <table:table-cell office:value-type="float" office:value="1.59301045679692">
                <text:p>1.59301045679692</text:p>
              </table:table-cell>
              <table:table-cell office:value-type="float" office:value="1.66207292563882">
                <text:p>1.66207292563882</text:p>
              </table:table-cell>
              <table:table-cell office:value-type="float" office:value="1.81246086412023">
                <text:p>1.81246086412023</text:p>
              </table:table-cell>
              <table:table-cell office:value-type="float" office:value="1.87589112119248">
                <text:p>1.87589112119248</text:p>
              </table:table-cell>
              <table:table-cell office:value-type="float" office:value="1.90427631578947">
                <text:p>1.90427631578947</text:p>
              </table:table-cell>
              <table:table-cell office:value-type="float" office:value="1.81872447376689">
                <text:p>1.81872447376689</text:p>
              </table:table-cell>
              <table:table-cell office:value-type="float" office:value="2.11431701972243">
                <text:p>2.11431701972243</text:p>
              </table:table-cell>
              <table:table-cell office:value-type="float" office:value="2.04992917847026">
                <text:p>2.04992917847026</text:p>
              </table:table-cell>
              <table:table-cell office:value-type="float" office:value="1.95971563981043">
                <text:p>1.95971563981043</text:p>
              </table:table-cell>
              <table:table-cell office:value-type="float" office:value="1.97307430129516">
                <text:p>1.97307430129516</text:p>
              </table:table-cell>
              <table:table-cell office:value-type="float" office:value="1.92070338420703">
                <text:p>1.92070338420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